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0016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1.355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1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666666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5"/>
        <table:table-column table:style-name="co6" table:default-cell-style-name="ce3"/>
        <table:table-column table:style-name="co7" table:default-cell-style-name="ce2"/>
        <table:table-column table:style-name="co3" table:default-cell-style-name="ce3"/>
        <table:table-column table:style-name="co8" table:default-cell-style-name="ce7"/>
        <table:table-column table:style-name="co8" table:default-cell-style-name="ce2"/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# PET Samples</text:p>
          </table:table-cell>
          <table:table-cell table:style-name="ce4" office:value-type="string" calcext:value-type="string">
            <text:p># Non PET Samples</text:p>
          </table:table-cell>
          <table:table-cell table:style-name="ce4" office:value-type="string" calcext:value-type="string">
            <text:p>Prediction Prob %</text:p>
          </table:table-cell>
          <table:table-cell table:style-name="ce4" office:value-type="string" calcext:value-type="string">
            <text:p>Within Training Data</text:p>
          </table:table-cell>
          <table:table-cell table:style-name="ce4" office:value-type="string" calcext:value-type="string">
            <text:p>PET/PETE</text:p>
          </table:table-cell>
          <table:table-cell table:style-name="ce4" office:value-type="string" calcext:value-type="string">
            <text:p>Model Self Eval</text:p>
          </table:table-cell>
          <table:table-cell table:style-name="ce4" office:value-type="string" calcext:value-type="string">
            <text:p>Through X Glass</text:p>
          </table:table-cell>
          <table:table-cell table:style-name="ce4" office:value-type="string" calcext:value-type="string">
            <text:p>Result Approv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abric</text:p>
          </table:table-cell>
          <table:table-cell office:value-type="float" office:value="490" calcext:value-type="float">
            <text:p>490</text:p>
          </table:table-cell>
          <table:table-cell office:value-type="float" office:value="523" calcext:value-type="float">
            <text:p>523</text:p>
          </table:table-cell>
          <table:table-cell office:value-type="percentage" office:value="0" calcext:value-type="percentage">
            <text:p>0.000%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45812807881773" calcext:value-type="float">
            <text:p>0.9458128078817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ndex Bottle</text:p>
          </table:table-cell>
          <table:table-cell office:value-type="float" office:value="490" calcext:value-type="float">
            <text:p>490</text:p>
          </table:table-cell>
          <table:table-cell office:value-type="float" office:value="523" calcext:value-type="float">
            <text:p>523</text:p>
          </table:table-cell>
          <table:table-cell office:value-type="percentage" office:value="0.63" calcext:value-type="percentage">
            <text:p>63.000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945812807881773" calcext:value-type="float">
            <text:p>0.9458128078817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a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bric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percentage" office:value="0.00003" calcext:value-type="percentage">
            <text:p>0.003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index Bottle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percentage" office:value="0.94105" calcext:value-type="percentage">
            <text:p>94.105%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ramic Plate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percentage" office:value="0.77731" calcext:value-type="percentage">
            <text:p>77.731%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ne Cleaner</text:p>
          </table:table-cell>
          <table:table-cell office:value-type="float" office:value="546" calcext:value-type="float">
            <text:p>546</text:p>
          </table:table-cell>
          <table:table-cell office:value-type="float" office:value="572" calcext:value-type="float">
            <text:p>572</text:p>
          </table:table-cell>
          <table:table-cell office:value-type="percentage" office:value="0.76011" calcext:value-type="percentage">
            <text:p>76.011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eramic Plate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percentage" office:value="0.0451" calcext:value-type="percentage">
            <text:p>4.510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964426877470356" calcext:value-type="float">
            <text:p>0.964426877470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ine Cleaner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percentage" office:value="0.97327" calcext:value-type="percentage">
            <text:p>97.327%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64426877470356" calcext:value-type="float">
            <text:p>0.964426877470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ood Cabinet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percentage" office:value="0.12119" calcext:value-type="percentage">
            <text:p>12.119%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64426877470356" calcext:value-type="float">
            <text:p>0.964426877470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getable Oil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percentage" office:value="0.42981" calcext:value-type="percentage">
            <text:p>42.981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964426877470356" calcext:value-type="float">
            <text:p>0.9644268774703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ood Cabinet</text:p>
          </table:table-cell>
          <table:table-cell office:value-type="float" office:value="693" calcext:value-type="float">
            <text:p>693</text:p>
          </table:table-cell>
          <table:table-cell office:value-type="float" office:value="731" calcext:value-type="float">
            <text:p>731</text:p>
          </table:table-cell>
          <table:table-cell office:value-type="percentage" office:value="0" calcext:value-type="percentage">
            <text:p>0.000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getable Oil</text:p>
          </table:table-cell>
          <table:table-cell office:value-type="float" office:value="693" calcext:value-type="float">
            <text:p>693</text:p>
          </table:table-cell>
          <table:table-cell office:value-type="float" office:value="731" calcext:value-type="float">
            <text:p>731</text:p>
          </table:table-cell>
          <table:table-cell office:value-type="percentage" office:value="0.86007" calcext:value-type="percentage">
            <text:p>86.007%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ay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lack Dresser</text:p>
          </table:table-cell>
          <table:table-cell office:value-type="float" office:value="693" calcext:value-type="float">
            <text:p>693</text:p>
          </table:table-cell>
          <table:table-cell office:value-type="float" office:value="731" calcext:value-type="float">
            <text:p>731</text:p>
          </table:table-cell>
          <table:table-cell office:value-type="percentage" office:value="0.8517" calcext:value-type="percentage">
            <text:p>85.170%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rribl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lass Cleaner</text:p>
          </table:table-cell>
          <table:table-cell office:value-type="float" office:value="693" calcext:value-type="float">
            <text:p>693</text:p>
          </table:table-cell>
          <table:table-cell office:value-type="float" office:value="731" calcext:value-type="float">
            <text:p>731</text:p>
          </table:table-cell>
          <table:table-cell office:value-type="percentage" office:value="0.84503" calcext:value-type="percentage">
            <text:p>84.503%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rribl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lack Dresser</text:p>
          </table:table-cell>
          <table:table-cell office:value-type="float" office:value="777" calcext:value-type="float">
            <text:p>777</text:p>
          </table:table-cell>
          <table:table-cell office:value-type="float" office:value="808" calcext:value-type="float">
            <text:p>808</text:p>
          </table:table-cell>
          <table:table-cell office:value-type="percentage" office:value="0.00333" calcext:value-type="percentage">
            <text:p>0.333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949526813880126" calcext:value-type="float">
            <text:p>0.949526813880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lass Cleaner</text:p>
          </table:table-cell>
          <table:table-cell office:value-type="float" office:value="777" calcext:value-type="float">
            <text:p>777</text:p>
          </table:table-cell>
          <table:table-cell office:value-type="float" office:value="808" calcext:value-type="float">
            <text:p>808</text:p>
          </table:table-cell>
          <table:table-cell office:value-type="percentage" office:value="1" calcext:value-type="percentage">
            <text:p>100.000%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949526813880126" calcext:value-type="float">
            <text:p>0.949526813880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table:style-name="ce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number:min-decimal-places="3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1:23:35.156150255</meta:creation-date>
    <dc:date>2024-02-27T13:35:27.891440025</dc:date>
    <meta:editing-duration>P1DT16H11M51S</meta:editing-duration>
    <meta:editing-cycles>3</meta:editing-cycles>
    <meta:generator>LibreOffice/7.4.7.2$Linux_X86_64 LibreOffice_project/40$Build-2</meta:generator>
    <meta:document-statistic meta:table-count="1" meta:cell-count="172" meta:object-count="0"/>
  </office:meta>
</office:document-meta>
</file>